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Marianne" svg:font-family="Mariann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0.583cm" table:align="left"/>
    </style:style>
    <style:style style:name="Tableau1.A" style:family="table-column">
      <style:table-column-properties style:column-width="4.985cm"/>
    </style:style>
    <style:style style:name="Tableau1.B" style:family="table-column">
      <style:table-column-properties style:column-width="5.597cm"/>
    </style:style>
    <style:style style:name="Tableau1.A1" style:family="table-cell">
      <style:table-cell-properties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eau1.B1" style:family="table-cell">
      <style:table-cell-properties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eau1.A2" style:family="table-cell">
      <style:table-cell-properties fo:background-color="#cccccc" style:border-line-width-left="0.009cm 0.009cm 0.009cm" style:border-line-width-right="0.009cm 0.009cm 0.009cm" style:border-line-width-bottom="0cm 0.004cm 0.002cm" fo:padding="0.053cm" fo:border-left="0.75pt double #808080" fo:border-right="0.75pt double #808080" fo:border-top="none" fo:border-bottom="0.05pt double #808080">
        <style:background-image/>
      </style:table-cell-properties>
    </style:style>
    <style:style style:name="Tableau1.B2" style:family="table-cell">
      <style:table-cell-properties fo:background-color="#ffffff" style:border-line-width-left="0cm 0.004cm 0.002cm" style:border-line-width-right="0.009cm 0.009cm 0.009cm" style:border-line-width-bottom="0cm 0.004cm 0.002cm" fo:padding="0.053cm" fo:border-left="0.05pt double #808080" fo:border-right="0.75pt double #808080" fo:border-top="none" fo:border-bottom="0.05pt double #808080">
        <style:background-image/>
      </style:table-cell-properties>
    </style:style>
    <style:style style:name="Tableau1.A6" style:family="table-cell">
      <style:table-cell-properties fo:background-color="#cccccc" style:border-line-width-left="0.009cm 0.009cm 0.009cm" style:border-line-width-right="0.009cm 0.009cm 0.009cm" style:border-line-width-bottom="0.009cm 0.009cm 0.009cm" fo:padding="0.053cm" fo:border-left="0.75pt double #808080" fo:border-right="0.75pt double #808080" fo:border-top="none" fo:border-bottom="0.75pt double #808080">
        <style:background-image/>
      </style:table-cell-properties>
    </style:style>
    <style:style style:name="Tableau1.B6" style:family="table-cell">
      <style:table-cell-properties fo:background-color="#ffffff" style:border-line-width-left="0cm 0.004cm 0.002cm" style:border-line-width-right="0.009cm 0.009cm 0.009cm" style:border-line-width-bottom="0.009cm 0.009cm 0.009cm" fo:padding="0.053cm" fo:border-left="0.05pt double #808080" fo:border-right="0.75pt double #808080" fo:border-top="none" fo:border-bottom="0.75pt double #808080">
        <style:background-image/>
      </style:table-cell-properties>
    </style:style>
    <style:style style:name="P1" style:family="paragraph" style:parent-style-name="Standard">
      <style:paragraph-properties fo:margin-top="0cm" fo:margin-bottom="0.499cm" style:contextual-spacing="false" fo:text-align="center" style:justify-single-word="false"/>
    </style:style>
    <style:style style:name="P2" style:family="paragraph" style:parent-style-name="Text_20_body">
      <style:text-properties fo:color="#ff0000" loext:opacity="100%" fo:font-size="14pt" style:text-underline-style="solid" style:text-underline-width="auto" style:text-underline-color="font-color" fo:font-weight="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list-style-name="L5">
      <style:paragraph-properties fo:margin-left="0cm" fo:margin-right="0cm" fo:text-indent="0cm" style:auto-text-indent="false"/>
    </style:style>
    <style:style style:name="P10" style:family="paragraph" style:parent-style-name="Text_20_body" style:list-style-name="L6">
      <style:paragraph-properties fo:margin-left="0cm" fo:margin-right="0cm" fo:text-indent="0cm" style:auto-text-indent="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7">
      <style:paragraph-properties fo:margin-left="0cm" fo:margin-right="0cm" fo:margin-top="0cm" fo:margin-bottom="0cm" style:contextual-spacing="false" fo:text-indent="0cm" style:auto-text-indent="false"/>
    </style:style>
    <style:style style:name="P13" style:family="paragraph" style:parent-style-name="Text_20_body" style:list-style-name="L7">
      <style:paragraph-properties fo:margin-left="0cm" fo:margin-right="0cm" fo:text-indent="0cm" style:auto-text-indent="false"/>
    </style:style>
    <style:style style:name="P14" style:family="paragraph" style:parent-style-name="Text_20_body" style:list-style-name="L8">
      <style:paragraph-properties fo:margin-left="0cm" fo:margin-right="0cm" fo:text-indent="0cm" style:auto-text-indent="false"/>
    </style:style>
    <style:style style:name="P15" style:family="paragraph" style:parent-style-name="Text_20_body" style:list-style-name="L9">
      <style:paragraph-properties fo:margin-left="0cm" fo:margin-right="0cm" fo:text-indent="0cm" style:auto-text-indent="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9">
      <style:paragraph-properties fo:margin-left="0cm" fo:margin-right="0cm" fo:margin-top="0cm" fo:margin-bottom="0cm" style:contextual-spacing="false" fo:text-indent="0cm" style:auto-text-indent="false"/>
    </style:style>
    <style:style style:name="P18" style:family="paragraph" style:parent-style-name="Text_20_body" style:list-style-name="L10">
      <style:paragraph-properties fo:margin-left="0cm" fo:margin-right="0cm" fo:text-indent="0cm" style:auto-text-indent="false"/>
    </style:style>
    <style:style style:name="P19" style:family="paragraph" style:parent-style-name="Table_20_Contents">
      <style:paragraph-properties fo:text-align="center" style:justify-single-word="false"/>
      <style:text-properties fo:font-weight="bold"/>
    </style:style>
    <style:style style:name="P20" style:family="paragraph" style:parent-style-name="Table_20_Contents">
      <style:text-properties fo:font-weight="bold"/>
    </style:style>
    <style:style style:name="P21" style:family="paragraph" style:parent-style-name="Table_20_Contents">
      <style:text-properties fo:color="#ffff00" loext:opacity="100%" fo:font-weight="bold"/>
    </style:style>
    <style:style style:name="P22" style:family="paragraph" style:parent-style-name="Table_20_Contents">
      <style:text-properties fo:color="#ff6600" loext:opacity="100%" fo:font-weight="bold"/>
    </style:style>
    <style:style style:name="P23" style:family="paragraph" style:parent-style-name="Table_20_Contents">
      <style:text-properties fo:color="#ff0000" loext:opacity="100%" fo:font-weight="bold"/>
    </style:style>
    <style:style style:name="P24" style:family="paragraph" style:parent-style-name="Table_20_Contents">
      <style:text-properties fo:color="#993399" loext:opacity="100%" fo:font-weight="bold"/>
    </style:style>
    <style:style style:name="T1" style:family="text">
      <style:text-properties fo:font-size="10pt"/>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color="#993399" loext:opacity="100%" fo:background-color="#c0c0c0" loext:char-shading-value="0"/>
    </style:style>
    <style:style style:name="T5" style:family="text">
      <style:text-properties fo:color="#ff0000" loext:opacity="100%" fo:background-color="#c0c0c0" loext:char-shading-value="0"/>
    </style:style>
    <style:style style:name="T6" style:family="text">
      <style:text-properties fo:color="#ff6600" loext:opacity="100%" fo:background-color="#c0c0c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iffusion à l'ensemble des acteurs SSI</text:span></text:span></text:p>
      <text:p text:style-name="Text_20_body"><text:line-break/>Voici les derniers avis de sécurité émis par l'ANSSI et les éditeurs pour les logiciels utilisés au ministère ainsi que des logiciels potentiellement utilisés par des agents en situation de télétravail sur leur poste. Si vous êtes concernés par un ou plusieurs avis, nous vous recommandons de mettre à jour le produit ou de transmettre l'information aux intéressés.</text:p>
      <text:p text:style-name="P2">Points d'attention particuliers :</text:p>
      <text:p text:style-name="Text_20_body"><text:span text:style-name="T2">Ivanti EPMM :</text:span><text:line-break/>Le 29 janvier 2026, Ivanti a publié un avis de sécurité sur les vulnérabilités CVE-2026-1281 et CVE-2026-1340 qui affectent <text:span text:style-name="T2">Endpoint Manager Mobile (EPMM)</text:span>. Ces vulnérabilités permettent à un attaquant distant, non authentifié, d'exécuter du code arbitraire sur les équipements en envoyant des requêtes spécifiquement forgées sur les chemins d'API vulnérables. Certains paramètres de la requête ne sont pas assainis et sont évalués par un script bash, ce qui entraîne l'exécution d'une commande passée dans les arguments de cette dernière. <text:span text:style-name="T2">Cette vulnérabilité est exploitée dans la nature</text:span> <text:span text:style-name="T2">par des groupes APT</text:span>. <text:line-break/>L'éditeur a publié un correctif qui permet d'endiguer l'exploitation de cette vulnérabilité. Il est important de noter que ce correctif ne sera intégré de manière définitive que dans la prochaine version majeure. En attendant, il est a réappliquer pour chaque montée de version mineure. Les chercheurs de watchTowr ont publié une analyse technique complète de la vulnérabilité, ainsi qu'une requête permettant de tester la vulnérabilité. <text:span text:style-name="T2">Cette dernière peut être armée pour servir de code d'exploitation fonctionnel.</text:span><text:line-break/><text:line-break/>Le C2MI a émis une alerte ciblée à propos de cette vulnérabilité le 29 janvier 2026. Si vous utilisez cette solution et que vous n'avez pas reçu notre alerte, veuillez nous contacter au plus vite par retour de mail. <text:line-break/><text:line-break/>Sources : </text:p>
      <text:list text:style-name="L1">
        <text:list-item>
          <text:p text:style-name="P3">[1] <text:a xlink:type="simple" xlink:href="https://forums.ivanti.com/s/article/Security-Advisory-Ivanti-Endpoint-Manager-Mobile-EPMM-CVE-2026-1281-CVE-2026-1340?language=en_US" text:style-name="Internet_20_link" text:visited-style-name="Visited_20_Internet_20_Link">Bulletin de sécurité d'Ivanti</text:a>  </text:p>
        </text:list-item>
        <text:list-item>
          <text:p text:style-name="P3">[2] <text:a xlink:type="simple" xlink:href="https://www.cert.ssi.gouv.fr/alerte/CERTFR-2026-ALE-001/" text:style-name="Internet_20_link" text:visited-style-name="Visited_20_Internet_20_Link">Bulletin d'alerte du CERT-FR</text:a> </text:p>
        </text:list-item>
        <text:list-item>
          <text:p text:style-name="P4">[3] <text:a xlink:type="simple" xlink:href="https://labs.watchtowr.com/someone-knows-bash-far-too-well-and-we-love-it-ivanti-epmm-pre-auth-rces-cve-2026-1281-cve-2026-1340/" text:style-name="Internet_20_link" text:visited-style-name="Visited_20_Internet_20_Link">Analyse de watchTowr</text:a> </text:p>
        </text:list-item>
      </text:list>
      <text:p text:style-name="Text_20_body"><text:span text:style-name="T2"><text:line-break/>Notepad++ : <text:line-break/></text:span>Le 2 février 2026, Notepad++ a publié un article concernant la compromission de son infrastructure de mise à jour par un groupe APT réputé chinois, entre juin et décembre 2025. Selon l'article, les attaquants auraient redirigé les flux de mise à jour de cibles jugées "intéressantes" vers des serveurs sous leur contrôle dans le but de distribuer des versions piégées du logiciel. Cette attaque a été rendue possible à cause d'une faiblesse dans le logiciel WinGUp, qui permet la mise à jour <text:soft-page-break/>automatique de Notepad++, qui ne vérifiait pas le certificat et la signature de l'installeur téléchargé. Cette vulnérabilité a été corrigée dans la version 8.8.9, mais l'éditeur conseille à ses utilisateurs de migrer vers la 8.9.1 qui intègre des mécanismes de sécurité supplémentaires.</text:p>
      <text:p text:style-name="Text_20_body">Sources : </text:p>
      <text:list text:style-name="L2">
        <text:list-item>
          <text:p text:style-name="P5">[1] Article de Notepad++ - <text:a xlink:type="simple" xlink:href="https://notepad-plus-plus.org/news/hijacked-incident-info-update/" text:style-name="Internet_20_link" text:visited-style-name="Visited_20_Internet_20_Link">https://notepad-plus-plus.org/news/hijacked-incident-info-update/</text:a> </text:p>
        </text:list-item>
        <text:list-item>
          <text:p text:style-name="P5">[2] Article de Rapid7 - <text:a xlink:type="simple" xlink:href="https://www.rapid7.com/blog/post/tr-chrysalis-backdoor-dive-into-lotus-blossoms-toolkit/" text:style-name="Internet_20_link" text:visited-style-name="Visited_20_Internet_20_Link">https://www.rapid7.com/blog/post/tr-chrysalis-backdoor-dive-into-lotus-blossoms-toolkit/</text:a> </text:p>
        </text:list-item>
        <text:list-item>
          <text:p text:style-name="P6">[3] Thread de Kevin Beaumont - <text:a xlink:type="simple" xlink:href="https://doublepulsar.com/small-numbers-of-notepad-users-reporting-security-woes-371d7a3fd2d9" text:style-name="Internet_20_link" text:visited-style-name="Visited_20_Internet_20_Link">https://doublepulsar.com/small-numbers-of-notepad-users-reporting-security-woes-371d7a3fd2d9</text:a></text:p>
        </text:list-item>
      </text:list>
      <text:p text:style-name="Text_20_body">----------------------------------------------------------------------------</text:p>
      <text:list text:style-name="L3">
        <text:list-item>
          <text:p text:style-name="P7"><text:span text:style-name="T3">VMware </text:span>: De multiples vulnérabilités ont été découvertes dans <text:span text:style-name="T2">les produits VMware</text:span>. Elles permettent à un attaquant de provoquer un problème de sécurité non spécifié par l'éditeur.<text:line-break/>Qualification éditeur : 9.9 CVSS:3.1/AV:N/AC:L/PR:L/UI:N/S:C/C:H/I:H/A:H pour la vulnérabilité la plus élevée.<text:line-break/>Qualification C2MI : <text:span text:style-name="Strong_20_Emphasis"><text:span text:style-name="T4">critique</text:span></text:span>. <text:line-break/>Source : <text:a xlink:type="simple" xlink:href="https://www.cert.ssi.gouv.fr/avis/CERTFR-2026-AVI-0112/" text:style-name="Internet_20_link" text:visited-style-name="Visited_20_Internet_20_Link">CERTFR-2026-AVI-0112</text:a> </text:p>
        </text:list-item>
      </text:list>
      <text:list text:style-name="L4">
        <text:list-item>
          <text:p text:style-name="P8"><text:span text:style-name="T3">IBM </text:span>: De multiples vulnérabilités ont été découvertes dans <text:span text:style-name="T2">les produits IBM</text:span>. Certaines d'entre elles permettent à un attaquant de provoquer une exécution de code arbitraire à distance, une élévation de privilèges, un déni de service à distance, un contournement de la politique de sécurité, une falsification des requêtes côté serveur (SSRF), une injection de code indirecte à distance (XSS), une atteinte à la confidentialité et à l'intégrité des données.<text:line-break/>Qualification éditeur : 9.8 CVSS:3.0/AV:N/AC:L/PR:N/UI:N/S:U/C:H/I:H/A:H pour la vulnérabilité la plus élevée (CVE-2022-37601).<text:line-break/>Qualification C2MI : <text:span text:style-name="Strong_20_Emphasis"><text:span text:style-name="T4">critique</text:span></text:span>. <text:line-break/>Source : <text:a xlink:type="simple" xlink:href="https://www.cert.ssi.gouv.fr/avis/CERTFR-2026-AVI-0109/" text:style-name="Internet_20_link" text:visited-style-name="Visited_20_Internet_20_Link">CERTFR-2026-AVI-0109</text:a> </text:p>
        </text:list-item>
      </text:list>
      <text:list text:style-name="L5">
        <text:list-item>
          <text:p text:style-name="P9"><text:span text:style-name="T3">Ivanti </text:span>: De multiples vulnérabilités ont été découvertes dans <text:span text:style-name="T2">Ivanti Endpoint Manager Mobile (EPMM)</text:span>. Elles permettent à un attaquant de provoquer une exécution de code arbitraire à distance.<text:line-break/><text:span text:style-name="T2">Nota : l'éditeur mentionne que ces vulnérabilités sont exploitées dans le cadre d'attaques ciblées. Le C2MI a émis une alerte ciblée à propos de ces failles.</text:span><text:line-break/>Qualification éditeur : 9.8 CVSS:3.1/AV:N/AC:L/PR:N/UI:N/S:U/C:H/I:H/A:H.<text:line-break/>Qualification C2MI : <text:span text:style-name="Strong_20_Emphasis"><text:span text:style-name="T4">critique</text:span></text:span>. <text:line-break/>Source : <text:a xlink:type="simple" xlink:href="https://forums.ivanti.com/s/article/Security-Advisory-Ivanti-Endpoint-Manager-Mobile-EPMM-CVE-2026-1281-CVE-2026-1340?language=en_US" text:style-name="Internet_20_link" text:visited-style-name="Visited_20_Internet_20_Link">000104594</text:a> </text:p>
        </text:list-item>
      </text:list>
      <text:list text:style-name="L6">
        <text:list-item>
          <text:p text:style-name="P10"><text:span text:style-name="T3">Asustor </text:span>: Une vulnérabilité a été découverte dans <text:span text:style-name="T2">Asustor ADM</text:span>. Elle permet à un attaquant distant de prendre le contrôle de l'équipement.<text:line-break/><text:soft-page-break/>Qualification éditeur : 9.5 CVSS:4.0/AV:N/AC:L/AT:P/PR:N/UI:N/VC:H/VI:H/VA:H/SC:H/SI:H/SA:H.<text:line-break/>Qualification C2MI : <text:span text:style-name="Strong_20_Emphasis"><text:span text:style-name="T4">critique</text:span></text:span>. <text:line-break/>Source : <text:a xlink:type="simple" xlink:href="https://www.asustor.com/security/security_advisory_detail?id=51" text:style-name="Internet_20_link" text:visited-style-name="Visited_20_Internet_20_Link">AS-2026-002</text:a></text:p>
        </text:list-item>
        <text:list-item>
          <text:p text:style-name="P10"><text:span text:style-name="T3">n8n </text:span>: Une vulnérabilité a été découverte dans <text:span text:style-name="T2">n8n</text:span>. Elle permet à un attaquant distant de provoquer une exécution de code arbitraire à distance.<text:line-break/>Qualification éditeur : 9.4 CVSS:4.0/AV:N/AC:L/AT:N/PR:L/UI:N/VC:H/VI:H/VA:H/SC:H/SI:H/SA:H.<text:line-break/>Qualification C2MI : <text:span text:style-name="Strong_20_Emphasis"><text:span text:style-name="T4">critique</text:span></text:span>. <text:line-break/>Source : <text:a xlink:type="simple" xlink:href="https://github.com/n8n-io/n8n/security/advisories/GHSA-6cqr-8cfr-67f8" text:style-name="Internet_20_link" text:visited-style-name="Visited_20_Internet_20_Link">GHSA-6cqr-8cfr-67f8</text:a> </text:p>
        </text:list-item>
      </text:list>
      <text:list text:style-name="L7">
        <text:list-item>
          <text:p text:style-name="P11"><text:span text:style-name="T3">Distributions Linux :</text:span> </text:p>
          <text:list>
            <text:list-item>
              <text:p text:style-name="P12">De multiples vulnérabilités ont été découvertes dans <text:span text:style-name="T2">le noyau Linux de SUSE</text:span>. Certaines d'entre elles permettent à un attaquant de provoquer une exécution de code arbitraire, une atteinte à la confidentialité et à l'intégrité des données.<text:line-break/>Qualification éditeur : 9.2 CVSS:4.0/AV:N/AC:L/AT:P/PR:N/UI:N/VC:H/VI:H/VA:H/SC:N/SI:N/SA:N pour les vulnérabilités les plus élevées.<text:line-break/>Qualification C2MI : <text:span text:style-name="Strong_20_Emphasis"><text:span text:style-name="T4">critique</text:span></text:span>. <text:line-break/>Source : <text:a xlink:type="simple" xlink:href="https://www.cert.ssi.gouv.fr/avis/CERTFR-2026-AVI-0108/" text:style-name="Internet_20_link" text:visited-style-name="Visited_20_Internet_20_Link">CERTFR-2026-AVI-0108</text:a> </text:p>
            </text:list-item>
            <text:list-item>
              <text:p text:style-name="P12">De multiples vulnérabilités ont été découvertes dans <text:span text:style-name="T2">le noyau Linux d'Ubuntu</text:span>. Certaines d'entre elles permettent à un attaquant de provoquer une élévation de privilèges, une atteinte à la confidentialité des données, un déni de service et un contournement de la politique de sécurité.<text:line-break/>Qualification éditeur : 7.8 CVSS:3.1/AV:L/AC:L/PR:L/UI:N/S:U/C:H/I:H/A:H pour les vulnérabilités les plus élevées.<text:line-break/>Qualification C2MI : <text:span text:style-name="Strong_20_Emphasis"><text:span text:style-name="T5">élevé</text:span></text:span>. <text:line-break/>Source : <text:a xlink:type="simple" xlink:href="https://www.cert.ssi.gouv.fr/avis/CERTFR-2026-AVI-0106/" text:style-name="Internet_20_link" text:visited-style-name="Visited_20_Internet_20_Link">CERTFR-2026-AVI-0106</text:a> </text:p>
            </text:list-item>
            <text:list-item>
              <text:p text:style-name="P13">De multiples vulnérabilités ont été découvertes dans <text:span text:style-name="T2">le noyau Linux de Red Hat</text:span>. Certaines d'entre elles permettent à un attaquant de provoquer une élévation de privilèges, un déni de service, un contournement de la politique de sécurité, une atteinte à la confidentialité et à l'intégrité des données.<text:line-break/>Qualification éditeur : 7.8 CVSS:3.1/AV:L/AC:L/PR:L/UI:N/S:U/C:H/I:H/A:H pour les vulnérabilités les plus élevées.<text:line-break/>Qualification C2MI : <text:span text:style-name="Strong_20_Emphasis"><text:span text:style-name="T5">élevé</text:span></text:span>. <text:line-break/>Source : <text:a xlink:type="simple" xlink:href="https://www.cert.ssi.gouv.fr/avis/CERTFR-2026-AVI-0107/" text:style-name="Internet_20_link" text:visited-style-name="Visited_20_Internet_20_Link">CERTFR-2026-AVI-0107</text:a> </text:p>
            </text:list-item>
          </text:list>
        </text:list-item>
      </text:list>
      <text:list text:style-name="L8">
        <text:list-item>
          <text:p text:style-name="P14"><text:span text:style-name="T3">Kubernetes </text:span>: Une vulnérabilité a été découverte dans <text:span text:style-name="T2">Kubernetes Ingress-NGINX</text:span>. Elle permet à un attaquant de provoquer une exécution de code <text:soft-page-break/>arbitraire à distance et de porter atteinte à la confidentialité des données.<text:line-break/><text:span text:style-name="T2">Nota : l'installation par défaut d'Ingress-NGINX permet au contrôleur d'accéder aux secrets de l'ensemble du cluster.</text:span><text:line-break/>Qualification éditeur : 8.8 CVSS:3.1/AV:N/AC:L/PR:L/UI:N/S:U/C:H/I:H/A:H.<text:line-break/>Qualification C2MI : <text:span text:style-name="Strong_20_Emphasis"><text:span text:style-name="T5">élevé</text:span></text:span>. <text:line-break/>Source : <text:a xlink:type="simple" xlink:href="https://github.com/kubernetes/kubernetes/issues/136677" text:style-name="Internet_20_link" text:visited-style-name="Visited_20_Internet_20_Link">https://github.com/kubernetes/kubernetes/issues/136677</text:a></text:p>
        </text:list-item>
        <text:list-item>
          <text:p text:style-name="P14"><text:span text:style-name="T3">Cisco </text:span>: Une vulnérabilité a été découverte dans <text:span text:style-name="T2">Cisco Meeting Management</text:span>. Elle permet à un attaquant de provoquer une exécution de code arbitraire à distance et une élévation de privilèges.<text:line-break/>Qualification éditeur : 8.8 CVSS:3.1/AV:N/AC:L/PR:L/UI:N/S:U/C:H/I:H/A:H.<text:line-break/>Qualification C2MI : <text:span text:style-name="Strong_20_Emphasis"><text:span text:style-name="T5">élevé</text:span></text:span>. <text:line-break/>Source : <text:a xlink:type="simple" xlink:href="https://sec.cloudapps.cisco.com/security/center/content/CiscoSecurityAdvisory/cisco-sa-cmm-file-up-kY47n8kK" text:style-name="Internet_20_link" text:visited-style-name="Visited_20_Internet_20_Link">cisco-sa-cmm-file-up-kY47n8kK</text:a></text:p>
        </text:list-item>
        <text:list-item>
          <text:p text:style-name="P14"><text:span text:style-name="T3">ESET </text:span>: Une vulnérabilité a été découverte dans <text:span text:style-name="T2">ESET Inspect Connector</text:span>. Elle permet à un attaquant de provoquer une élévation de privilèges.<text:line-break/>Qualification éditeur : 8.4 CVSS:4.0/AV:L/AC:L/AT:N/PR:L/UI:N/VC:H/VI:H/VA:N/SC:N/SI:N/SA:N.<text:line-break/>Qualification C2MI : <text:span text:style-name="Strong_20_Emphasis"><text:span text:style-name="T5">élevé</text:span></text:span>. <text:line-break/>Source : <text:a xlink:type="simple" xlink:href="https://support.eset.com/en/ca8910-eset-customer-advisory-local-privilege-escalation-vulnerability-fixed-in-eset-inspect-connector-for-windows" text:style-name="Internet_20_link" text:visited-style-name="Visited_20_Internet_20_Link">ca8910</text:a></text:p>
        </text:list-item>
        <text:list-item>
          <text:p text:style-name="P14"><text:span text:style-name="T3">Qnap</text:span> : Une vulnérabilité a été découverte dans <text:span text:style-name="T2">Qnap QTS</text:span>. Elle permet à un attaquant de provoquer un contournement de la politique de sécurité.<text:line-break/>Qualification éditeur : 8.1 CVSS:3.1/AV:N/AC:H/PR:N/UI:N/S:U/C:H/I:H/A:H.<text:line-break/>Qualification C2MI : <text:span text:style-name="Strong_20_Emphasis"><text:span text:style-name="T5">élevé</text:span></text:span>. <text:line-break/>Source : <text:a xlink:type="simple" xlink:href="https://www.qnap.com/fr-fr/security-advisory/qsa-25-56" text:style-name="Internet_20_link" text:visited-style-name="Visited_20_Internet_20_Link">QSA-25-56</text:a> </text:p>
        </text:list-item>
      </text:list>
      <text:list text:style-name="L9">
        <text:list-item>
          <text:p text:style-name="P15"><text:span text:style-name="T3">Tenable </text:span>: De multiples vulnérabilités ont été découvertes dans <text:span text:style-name="T2">Tenable Identity Exposure</text:span>. Elles permettent à un attaquant de provoquer un déni de service à distance.<text:line-break/>Qualification éditeur : 7.5 CVSS:3.1/AV:N/AC:L/PR:N/UI:N/S:U/C:N/I:N/A:H pour la vulnérabilité la plus élevée (CVE-2025-69421)<text:line-break/>Qualification C2MI : <text:span text:style-name="Strong_20_Emphasis"><text:span text:style-name="T5">élevé</text:span></text:span>. <text:line-break/>Source : <text:a xlink:type="simple" xlink:href="https://www.tenable.com/security/tns-2026-03" text:style-name="Internet_20_link" text:visited-style-name="Visited_20_Internet_20_Link">tns-2026-03</text:a></text:p>
        </text:list-item>
        <text:list-item>
          <text:p text:style-name="P16"><text:span text:style-name="T3">Google </text:span>: </text:p>
          <text:list>
            <text:list-item>
              <text:p text:style-name="P17">Une vulnérabilité a été découverte dans <text:span text:style-name="T2">Google Pixel</text:span>. Elle permet à un attaquant de provoquer une élévation de privilèges.<text:line-break/>Qualification éditeur : élevé, pas de calcul de score.<text:line-break/>Qualification C2MI : <text:span text:style-name="Strong_20_Emphasis"><text:span text:style-name="T5">élevé</text:span></text:span>. <text:line-break/>Source : <text:a xlink:type="simple" xlink:href="https://source.android.com/docs/security/bulletin/pixel/2026/2026-02-01?hl=fr" text:style-name="Internet_20_link" text:visited-style-name="Visited_20_Internet_20_Link">https://source.android.com/docs/security/bulletin/pixel/2026/2026-02-01?hl=fr</text:a> </text:p>
            </text:list-item>
            <text:list-item>
              <text:p text:style-name="P15">De multiples vulnérabilités ont été découvertes dans <text:span text:style-name="T2">Chrome</text:span>. Elles permettent à un attaquant de provoquer des problèmes de sécurité non spécifiés par l'éditeur.<text:line-break/><text:soft-page-break/>Qualification éditeur : élevé, pas de calcul de score.<text:line-break/>Qualification C2MI : <text:span text:style-name="Strong_20_Emphasis"><text:span text:style-name="T5">élevé</text:span></text:span>. <text:line-break/>Source : <text:a xlink:type="simple" xlink:href="https://chromereleases.googleblog.com/2026/02/stable-channel-update-for-desktop.html" text:style-name="Internet_20_link" text:visited-style-name="Visited_20_Internet_20_Link">https://chromereleases.googleblog.com/2026/02/stable-channel-update-for-desktop.html</text:a></text:p>
            </text:list-item>
          </text:list>
        </text:list-item>
        <text:list-item>
          <text:p text:style-name="P15"><text:span text:style-name="T3">Microsoft </text:span>: Une vulnérabilité a été découverte dans <text:span text:style-name="T2">Microsoft Edge</text:span>. Elle permet à un attaquant de provoquer un problème de sécurité non spécifié par l'éditeur.<text:line-break/><text:span text:style-name="T2">Nota : il s'agit de la CVE-2026-1504 affectant le moteur Chromium publiée par Google le 27/01/2026. Google considère cette vulnérabilité comme élevée.</text:span><text:line-break/>Qualification éditeur : élevé, pas de calcul de score.<text:line-break/>Qualification C2MI : <text:span text:style-name="Strong_20_Emphasis"><text:span text:style-name="T5">élevé</text:span></text:span>. <text:line-break/>Source : <text:a xlink:type="simple" xlink:href="https://msrc.microsoft.com/update-guide/vulnerability/CVE-2026-1504" text:style-name="Internet_20_link" text:visited-style-name="Visited_20_Internet_20_Link">https://msrc.microsoft.com/update-guide/vulnerability/CVE-2026-1504</text:a></text:p>
        </text:list-item>
        <text:list-item>
          <text:p text:style-name="P15"><text:span text:style-name="T3">Django </text:span>: De multiples vulnérabilités ont été découvertes dans <text:span text:style-name="T2">Django</text:span>. Elles permettent à un attaquant de provoquer un déni de service, une injection de requêtes SQL (SQLi) et de porter atteinte à la confidentialité des données.<text:line-break/>Qualification éditeur : élevé, pas de calcul de score.<text:line-break/>Qualification C2MI : <text:span text:style-name="Strong_20_Emphasis"><text:span text:style-name="T5">élevé</text:span></text:span>. <text:line-break/>Source : <text:a xlink:type="simple" xlink:href="https://www.djangoproject.com/weblog/2026/feb/03/security-releases/" text:style-name="Internet_20_link" text:visited-style-name="Visited_20_Internet_20_Link">https://www.djangoproject.com/weblog/2026/feb/03/security-releases/</text:a> </text:p>
        </text:list-item>
      </text:list>
      <text:list text:style-name="L10">
        <text:list-item>
          <text:p text:style-name="P18"><text:span text:style-name="T3">GLPI </text:span>: De multiples vulnérabilités ont été découvertes dans <text:span text:style-name="T2">GLPI</text:span>. Certaines d'entre elles permettent à un attaquant de provoquer une atteinte à la confidentialité des données, une injection SQL (SQLi), un contournement de la politique de sécurité et une falsification de requêtes côté serveur (SSRF).<text:line-break/>Qualification éditeur : 6.5 CVSS:3.1/AV:N/AC:L/PR:L/UI:N/S:U/C:H/I:N/A:N pour la vulnérabilité la plus élevée (CVE-2026-22044).<text:line-break/>Qualification C2MI : <text:span text:style-name="Strong_20_Emphasis"><text:span text:style-name="T6">moyen</text:span></text:span>. <text:line-break/>Sources : <text:a xlink:type="simple" xlink:href="https://github.com/glpi-project/glpi/security/advisories/GHSA-569q-j526-w385" text:style-name="Internet_20_link" text:visited-style-name="Visited_20_Internet_20_Link">GHSA-569q-j526-w385</text:a>, <text:a xlink:type="simple" xlink:href="https://github.com/glpi-project/glpi/security/advisories/GHSA-5j4j-vx46-r477" text:style-name="Internet_20_link" text:visited-style-name="Visited_20_Internet_20_Link">GHSA-5j4j-vx46-r477</text:a>, <text:a xlink:type="simple" xlink:href="https://github.com/glpi-project/glpi/security/advisories/GHSA-f6f6-v3qr-9p5x" text:style-name="Internet_20_link" text:visited-style-name="Visited_20_Internet_20_Link">GHSA-f6f6-v3qr-9p5x</text:a></text:p>
        </text:list-item>
        <text:list-item>
          <text:p text:style-name="P18"><text:span text:style-name="T3">Watchguard </text:span>: Une vulnérabilité a été découverte dans <text:span text:style-name="T2">Watchguard VPN</text:span>. Elle permet à un attaquant de provoquer une élévation de privilèges.<text:line-break/>Qualification éditeur : 6.3 CVSS:4.0/AV:L/AC:L/AT:N/PR:L/UI:N/VC:N/VI:N/VA:N/SC:H/SI:H/SA:H.<text:line-break/>Qualification C2MI : <text:span text:style-name="Strong_20_Emphasis"><text:span text:style-name="T6">moyen</text:span></text:span>. <text:line-break/>Source : <text:a xlink:type="simple" xlink:href="https://www.watchguard.com/wgrd-psirt/advisory/wgsa-2026-00002" text:style-name="Internet_20_link" text:visited-style-name="Visited_20_Internet_20_Link">WGSA-2026-00002</text:a></text:p>
        </text:list-item>
        <text:list-item>
          <text:p text:style-name="P18"><text:span text:style-name="T3">Splunk </text:span>: Une vulnérabilité a été découverte dans <text:span text:style-name="T2">Splunk Enterprise</text:span>. Elle permet à un attaquant de provoquer un problème de sécurité non spécifié par l'éditeur.<text:line-break/>Qualification éditeur : 5.3 CVSS:3.1/AV:N/AC:L/PR:N/UI:N/S:U/C:L/I:N/A:N.<text:line-break/><text:soft-page-break/>Qualification C2MI : <text:span text:style-name="Strong_20_Emphasis"><text:span text:style-name="T6">moyen</text:span></text:span>. <text:line-break/>Source : <text:a xlink:type="simple" xlink:href="https://advisory.splunk.com/advisories/SVD-2026-0101" text:style-name="Internet_20_link" text:visited-style-name="Visited_20_Internet_20_Link">SVD-2026-0101</text:a></text:p>
        </text:list-item>
        <text:list-item>
          <text:p text:style-name="P18"><text:span text:style-name="T3">Node.js </text:span>: De multiples vulnérabilités ont été découvertes dans <text:span text:style-name="T2">Node.js</text:span>. Elles permettent à un attaquant de provoquer un problème de sécurité non spécifié par l'éditeur.<text:line-break/>Qualification éditeur : moyen, pas de calcul de score pour la vulnérabilité la plus élevée (CVE-2025-69421).<text:line-break/>Qualification C2MI : <text:span text:style-name="Strong_20_Emphasis"><text:span text:style-name="T6">moyen</text:span></text:span>. <text:line-break/>Source : <text:a xlink:type="simple" xlink:href="https://nodejs.org/en/blog/vulnerability/openssl-fixes-in-regular-releases-jan2026" text:style-name="Internet_20_link" text:visited-style-name="Visited_20_Internet_20_Link">https://nodejs.org/en/blog/vulnerability/openssl-fixes-in-regular-releases-jan2026</text:a></text:p>
        </text:list-item>
      </text:list>
      <table:table table:name="Tableau1" table:style-name="Tableau1">
        <table:table-column table:style-name="Tableau1.A"/>
        <table:table-column table:style-name="Tableau1.B"/>
        <table:table-row>
          <table:table-cell table:style-name="Tableau1.A1" office:value-type="string">
            <text:p text:style-name="P19">Évaluation<text:span text:style-name="T2"/></text:p>
          </table:table-cell>
          <table:table-cell table:style-name="Tableau1.B1" office:value-type="string">
            <text:p text:style-name="P19">Score CVSS<text:span text:style-name="T2"/></text:p>
          </table:table-cell>
        </table:table-row>
        <table:table-row>
          <table:table-cell table:style-name="Tableau1.A2" office:value-type="string">
            <text:p text:style-name="P20">Aucun<text:span text:style-name="T2"/></text:p>
          </table:table-cell>
          <table:table-cell table:style-name="Tableau1.B2" office:value-type="string">
            <text:p text:style-name="Table_20_Contents">-</text:p>
          </table:table-cell>
        </table:table-row>
        <table:table-row>
          <table:table-cell table:style-name="Tableau1.A2" office:value-type="string">
            <text:p text:style-name="P21">Faible</text:p>
          </table:table-cell>
          <table:table-cell table:style-name="Tableau1.B2" office:value-type="string">
            <text:p text:style-name="Table_20_Contents">0.1 - 3.9</text:p>
          </table:table-cell>
        </table:table-row>
        <table:table-row>
          <table:table-cell table:style-name="Tableau1.A2" office:value-type="string">
            <text:p text:style-name="P22">Moyen</text:p>
          </table:table-cell>
          <table:table-cell table:style-name="Tableau1.B2" office:value-type="string">
            <text:p text:style-name="Table_20_Contents">4.0 - 6.9</text:p>
          </table:table-cell>
        </table:table-row>
        <table:table-row>
          <table:table-cell table:style-name="Tableau1.A2" office:value-type="string">
            <text:p text:style-name="P23">Élevé</text:p>
          </table:table-cell>
          <table:table-cell table:style-name="Tableau1.B2" office:value-type="string">
            <text:p text:style-name="Table_20_Contents">7.0 - 8.9</text:p>
          </table:table-cell>
        </table:table-row>
        <table:table-row>
          <table:table-cell table:style-name="Tableau1.A6" office:value-type="string">
            <text:p text:style-name="P24">Critique</text:p>
          </table:table-cell>
          <table:table-cell table:style-name="Tableau1.B6" office:value-type="string">
            <text:p text:style-name="Table_20_Contents">9.0 - 10.0</text:p>
          </table:table-cell>
        </table:table-row>
      </table:table>
      <text:p text:style-name="Text_20_body"><text:span text:style-name="Strong_20_Emphasis"><text:span text:style-name="T1"><text:line-break/></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Marianne" svg:font-family="Mariann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Marianne"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Marianne"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Marianne" fo:font-family="Mariann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Marianne" fo:font-family="Marianne"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Marianne" fo:font-family="Marianne"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arianne" fo:font-family="Marianne"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meta:document-statistic meta:page-count="6" meta:table-count="1" meta:image-count="0" meta:object-count="0" meta:paragraph-count="49" meta:word-count="1535" meta:character-count="11385"/>
  </office:meta>
</office:document-meta>
</file>